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1.401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0.368cm" svg:height="9.67cm" draw:transform="skewX (7.42985756840334E-017) rotate (2.29859862487653) translate (10.59531201873cm 18.5749142433881cm)" svg:viewBox="0 0 10369 9671" svg:d="M2826 335c686-21 1388-9 2040 195 742 232 1512 358 2203 732 591 320 1222 583 1726 1045 517 474 854 1096 1191 1702 369 660 390 1397 382 2112-8 763-480 1451-920 2083-389 559-1041 777-1637 954-607 180-1165 444-1820 495-548 43-1116 26-1602-246-507-285-985-625-1387-1039-451-465-859-989-1158-1573-201-392-444-757-639-1160-316-653-418-1340-611-2022-145-509-376-974-503-1480-119-479-138-1004 46-1487 197-518 807-467 1214-590 535-163 1055 72 1572 170l159 43">
          <text:p/>
        </draw:path>
        <draw:path draw:style-name="gr1" draw:text-style-name="P1" draw:layer="layout" svg:width="5.987cm" svg:height="5.721cm" draw:transform="rotate (-3.14159265358979) translate (13.8850734019783cm 13.5264481371937cm)" svg:viewBox="0 0 5988 5722" svg:d="M3890 5625c915 98 1298-739 1654-1359 286-497 545-1074 404-1691-146-637-403-1235-882-1727-499-512-1129-671-1764-772-580-92-1186-111-1764 0-684 132-1158 780-1433 1360-216 456-45 1010 37 1507 70 424 143 850 294 1249 188 497 635 890 1139 1066 431 151 874 257 1323 331 393 65 775 182 1176 110l367-147h74">
          <text:p/>
        </draw:path>
        <draw:frame draw:style-name="gr2" draw:text-style-name="P2" draw:layer="layout" svg:width="2.159cm" svg:height="0.962cm" svg:x="10.652cm" svg:y="4.937cm">
          <draw:text-box>
            <text:p>0</text:p>
          </draw:text-box>
        </draw:frame>
        <draw:frame draw:style-name="gr3" draw:text-style-name="P2" draw:layer="layout" svg:width="1.524cm" svg:height="1.016cm" svg:x="3.286cm" svg:y="10.652cm">
          <draw:text-box>
            <text:p>90</text:p>
          </draw:text-box>
        </draw:frame>
        <draw:frame draw:style-name="gr3" draw:text-style-name="P2" draw:layer="layout" svg:width="2.032cm" svg:height="1.016cm" svg:x="10.144cm" svg:y="19.542cm">
          <draw:text-box>
            <text:p>180</text:p>
          </draw:text-box>
        </draw:frame>
        <draw:frame draw:style-name="gr4" draw:text-style-name="P2" draw:layer="layout" svg:width="2.159cm" svg:height="1.651cm" svg:x="15.859cm" svg:y="10.652cm">
          <draw:text-box>
            <text:p>270</text:p>
          </draw:text-box>
        </draw:frame>
        <draw:path draw:style-name="gr5" draw:text-style-name="P1" draw:layer="layout" svg:width="9.333cm" svg:height="0.559cm" svg:x="7.166cm" svg:y="2.83cm" svg:viewBox="0 0 9334 560" svg:d="M0 257c1424 183 2858 342 4300 294 770-26 1544 4 2315 0 759-3 1521 30 2278-74h441l-220-404-37-73">
          <text:p/>
        </draw:path>
        <draw:path draw:style-name="gr5" draw:text-style-name="P1" draw:layer="layout" svg:width="1.458cm" svg:height="1.544cm" svg:x="15.324cm" svg:y="2.424cm" svg:viewBox="0 0 1459 1545" svg:d="M515 1545c1206-386 406-1589-184-1544-373 28-341 2497 955 1103 707-760-961-736-1212-1029l-74-7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4:45:37.447420856</meta:creation-date>
    <dc:date>2019-06-06T01:26:41.226437542</dc:date>
    <meta:editing-duration>PT7M50S</meta:editing-duration>
    <meta:editing-cycles>2</meta:editing-cycles>
    <meta:generator>LibreOffice/5.1.6.2$Linux_X86_64 LibreOffice_project/10m0$Build-2</meta:generator>
    <meta:document-statistic meta:object-count="8"/>
  </office:meta>
</office:document-meta>
</file>